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bd64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9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90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0"><text:placeholder text:placeholder-type="text">&lt;if test="variant_images()"&gt;</text:placeholder></text:p>
              <text:p text:style-name="P68"><text:placeholder text:placeholder-type="text">&lt;translate(u'image')&gt;</text:placeholder></text:p>
              <text:p text:style-name="P60"><text:placeholder text:placeholder-type="text">&lt;/if&gt;</text:placeholder></text:p>
            </table:table-cell>
            <table:table-cell table:style-name="Table3.A1" office:value-type="string">
              <text:p text:style-name="P93"><text:placeholder text:placeholder-type="text">&lt;if test="not variant_images()"&gt;</text:placeholder></text:p>
              <text:p text:style-name="P92"><text:placeholder text:placeholder-type="text">&lt;translate(u'UoM')&gt;</text:placeholder></text:p>
              <text:p text:style-name="P61"><text:placeholder text:placeholder-type="text">&lt;/if&gt;</text:placeholder></text:p>
              <text:p text:style-name="P61"><text:placeholder text:placeholder-type="text">&lt;if test="variant_images()"&gt;</text:placeholder></text:p>
              <text:p text:style-name="P69"><text:placeholder text:placeholder-type="text">&lt;translate(u'ordered color')&gt;</text:placeholder>/</text:p>
              <text:p text:style-name="P69"><text:placeholder text:placeholder-type="text">&lt;translate(u'UoM')&gt;</text:placeholder></text:p>
              <text:p text:style-name="P62"><text:placeholder text:placeholder-type="text">&lt;/if&gt;</text:placeholder></text:p>
            </table:table-cell>
            <table:table-cell table:style-name="Table3.A1" office:value-type="string">
              <text:p text:style-name="P91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3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4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5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2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2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5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8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5"><text:span text:style-name="Strong_20_Emphasis"><text:span text:style-name="T29"><text:placeholder text:placeholder-type="text">&lt;for each="nl in line.name.split('\n')"&gt;</text:placeholder></text:span></text:span></text:p>
            <text:p text:style-name="P96"><text:span text:style-name="Strong_20_Emphasis"><text:span text:style-name="T29"><text:placeholder text:placeholder-type="text">&lt;nl.upper().replace('(NO DESC)','')&gt;</text:placeholder></text:span></text:span></text:p>
            <text:p text:style-name="P97"><text:span text:style-name="Strong_20_Emphasis"><text:span text:style-name="T32"><text:placeholder text:placeholder-type="text">&lt;/for&gt;</text:placeholder></text:span></text:span></text:p>
            <text:p text:style-name="P73"><text:span text:style-name="Strong_20_Emphasis"><text:span text:style-name="T34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34"><text:placeholder text:placeholder-type="text">&lt;if test="line.package_preparation_id.partner_product_additional_description_id"&gt;</text:placeholder></text:span></text:span></text:p>
            <text:p text:style-name="P73"><text:span text:style-name="Strong_20_Emphasis"><text:span text:style-name="T33"><text:placeholder text:placeholder-type="text">&lt;line.package_preparation_id.partner_product_additional_description_id.name&gt;</text:placeholder></text:span></text:span></text:p>
            <text:p text:style-name="P73"><text:span text:style-name="Strong_20_Emphasis"><text:span text:style-name="T34"><text:placeholder text:placeholder-type="text">&lt;/if&gt;</text:placeholder></text:span></text:span></text:p>
            <text:p text:style-name="P76"><text:bookmark-start text:name="__DdeLink__1306_110173853911"/><text:span text:style-name="Strong_20_Emphasis"><text:span text:style-name="T34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4"><text:span text:style-name="Strong_20_Emphasis"><text:span text:style-name="T27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100"><text:span text:style-name="Strong_20_Emphasis"><text:span text:style-name="T24"><text:placeholder text:placeholder-type="text">&lt;if test="line.product_id"&gt;</text:placeholder></text:span></text:span></text:p>
            <text:p text:style-name="P101"><text:span text:style-name="Strong_20_Emphasis"><text:span text:style-name="T2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01"><text:span text:style-name="Strong_20_Emphasis"><text:span text:style-name="T27"><text:placeholder text:placeholder-type="text">&lt;/if&gt;</text:placeholder></text:span></text:span></text:p>
          </table:table-cell>
          <table:table-cell table:style-name="Table3.E9" office:value-type="string">
            <text:p text:style-name="P99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3"> </text:span></text:span><text:span text:style-name="Strong_20_Emphasis"><text:span text:style-name="T26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5"><text:span text:style-name="Strong_20_Emphasis"><text:span text:style-name="T28"><text:placeholder text:placeholder-type="text">&lt;for each="nl in line.name.split('\n')"&gt;</text:placeholder></text:span></text:span></text:p>
            <text:p text:style-name="P95"><text:span text:style-name="Strong_20_Emphasis"><text:span text:style-name="T28"><text:placeholder text:placeholder-type="text">&lt;nl&gt;</text:placeholder></text:span></text:span></text:p>
            <text:p text:style-name="P98"><text:span text:style-name="Strong_20_Emphasis"><text:span text:style-name="T30"><text:placeholder text:placeholder-type="text">&lt;/for&gt;</text:placeholder></text:span></text:span></text:p>
            <text:p text:style-name="P73"><text:span text:style-name="Strong_20_Emphasis"><text:span text:style-name="T34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34"><text:placeholder text:placeholder-type="text">&lt;if test="line.package_preparation_id.partner_product_additional_description_id"&gt;</text:placeholder></text:span></text:span></text:p>
            <text:p text:style-name="P73"><text:span text:style-name="Strong_20_Emphasis"><text:span text:style-name="T31"><text:placeholder text:placeholder-type="text">&lt;line.package_preparation_id.partner_product_additional_description_id.name&gt;</text:placeholder></text:span></text:span></text:p>
            <text:p text:style-name="P73"><text:span text:style-name="Strong_20_Emphasis"><text:span text:style-name="T34"><text:placeholder text:placeholder-type="text">&lt;/if&gt;</text:placeholder></text:span></text:span></text:p>
            <text:p text:style-name="P76"><text:bookmark-start text:name="__DdeLink__1306_1101738539111"/><text:span text:style-name="Strong_20_Emphasis"><text:span text:style-name="T34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3"><text:span text:style-name="Strong_20_Emphasis"><text:span text:style-name="T21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102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4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2"/>
              <text:p text:style-name="MP12"/>
              <text:p text:style-name="MP13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4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5"><text:span text:style-name="MT4"><text:placeholder text:placeholder-type="text">&lt;get_label(o,'partner_invoice_id')&gt;</text:placeholder></text:span><text:span text:style-name="MT5">: </text:span></text:p>
              <text:p text:style-name="MP16"><text:placeholder text:placeholder-type="text">&lt;o.partner_invoice_id.title&gt;</text:placeholder></text:p>
              <text:p text:style-name="MP15"><text:placeholder text:placeholder-type="text">&lt;o.partner_invoice_id.name or ''&gt;</text:placeholder></text:p>
              <text:p text:style-name="MP17"><text:placeholder text:placeholder-type="text">&lt;o.partner_invoice_id.street or ''&gt;</text:placeholder> <text:placeholder text:placeholder-type="text">&lt;o.partner_invoice_id.street2 or ''&gt;</text:placeholder></text:p>
              <text:p text:style-name="MP18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(</text:span><text:span text:style-name="MT6"><text:placeholder text:placeholder-type="text">&lt;o.partner_invoice_id.state_id.code&gt;</text:placeholder></text:span><text:span text:style-name="MT6">) </text:span><text:span text:style-name="MT6"><text:placeholder text:placeholder-type="text">&lt;o.partner_invoice_id.country_id and o.partner_invoice_id.country_id.name or ''&gt;</text:placeholder></text:span></text:p>
              <text:p text:style-name="MP1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9"><text:span text:style-name="MT8">@<text:tab/>: </text:span><text:span text:style-name="MT9"><text:placeholder text:placeholder-type="text">&lt;o.partner_invoice_id.email&gt;</text:placeholder></text:span></text:p>
              <text:p text:style-name="MP20"><text:placeholder text:placeholder-type="text">&lt;if test="o.partner_id.fiscalcode"&gt;</text:placeholder></text:p>
              <text:p text:style-name="MP21"><text:span text:style-name="MT10">C.F.<text:tab/>: </text:span><text:span text:style-name="MT9"><text:placeholder text:placeholder-type="text">&lt;o.partner_id.fiscalcode or ''&gt;</text:placeholder></text:span></text:p>
              <text:p text:style-name="MP22"><text:placeholder text:placeholder-type="text">&lt;/if&gt;</text:placeholder></text:p>
              <text:p text:style-name="MP23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4"/>
              <text:p text:style-name="MP25"><text:span text:style-name="MT14"><text:placeholder text:placeholder-type="text">&lt;get_label(o,'partner_shipping_id')&gt;</text:placeholder></text:span><text:span text:style-name="MT15">:</text:span></text:p>
              <text:p text:style-name="MP26"><text:placeholder text:placeholder-type="text">&lt;o.partner_shipping_id.title&gt;</text:placeholder></text:p>
              <text:p text:style-name="MP27"><text:placeholder text:placeholder-type="text">&lt;o.partner_shipping_id.name or ''&gt;</text:placeholder></text:p>
              <text:p text:style-name="MP17"><text:placeholder text:placeholder-type="text">&lt;o.partner_shipping_id.street or ''&gt;</text:placeholder> <text:placeholder text:placeholder-type="text">&lt;o.partner_shipping_id.street2 or ''&gt;</text:placeholder></text:p>
              <text:p text:style-name="MP28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9"/>
              <text:p text:style-name="MP30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30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3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1" office:value-type="string">
              <text:p text:style-name="MP35"><text:placeholder text:placeholder-type="text">&lt;get_label(o,'parcels').lower()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2" office:value-type="string">
              <text:p text:style-name="MP40"><text:placeholder text:placeholder-type="text">&lt;o.parcels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6"><text:placeholder text:placeholder-type="text">&lt;o.transportation_reason_id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7"><text:placeholder text:placeholder-type="text">&lt;o.transportation_method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/>
            </table:table-cell>
          </table:table-row>
        </table:table>
        <text:p text:style-name="MP6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  <style:footer-first>
        <text:p text:style-name="MP31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1" office:value-type="string">
              <text:p text:style-name="MP35"><text:placeholder text:placeholder-type="text">&lt;get_label(o,'parcels').lower()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2" office:value-type="string">
              <text:p text:style-name="MP40"><text:placeholder text:placeholder-type="text">&lt;o.parcels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6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7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64"><text:placeholder text:placeholder-type="text">&lt;if test="o.carrier_id"&gt;</text:placeholder></text:p>
              <text:p text:style-name="MP54"><text:placeholder text:placeholder-type="text">&lt;o.carrier_id.name or ''&gt;</text:placeholder></text:p>
              <text:p text:style-name="MP65"><text:placeholder text:placeholder-type="text">&lt;o.carrier_id.street or ''&gt;</text:placeholder> <text:placeholder text:placeholder-type="text">&lt;o.carrier_id.street2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/>
            </table:table-cell>
          </table:table-row>
        </table:table>
        <text:p text:style-name="MP61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7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3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29T14:38:47.354588945</dc:date>
    <meta:editing-duration>P6DT9H6M25S</meta:editing-duration>
    <meta:editing-cycles>794</meta:editing-cycles>
    <meta:generator>LibreOffice/5.1.6.2$Linux_X86_64 LibreOffice_project/10m0$Build-2</meta:generator>
    <meta:document-statistic meta:table-count="8" meta:image-count="0" meta:object-count="0" meta:page-count="1" meta:paragraph-count="170" meta:word-count="401" meta:character-count="6219" meta:non-whitespace-character-count="5983"/>
  </office:meta>
</office:document-meta>
</file>